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 style:master-page-name="First_20_Page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="0.7874in" fo:margin-top="0.7874in" fo:margin-bottom="0.7874in" fo:margin-left="0.7874in" fo:margin-right="0.7874in" fo:border="none" fo:padding="0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shadow="none" fo:background-color="transparent" style:dynamic-spacing="true">
          <style:background-image/>
        </style:header-footer-properties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3" style:page-usage="left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.6929in" fo:page-height="8.2681in" style:num-format="1" style:print-orientation="landscape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text:text-input text:description="&lt;company.name&gt;">company.name</text:text-input></text:p>
        <text:p text:style-name="MP1"><text:text-input text:description="&lt;company.street&gt;">company.street</text:text-input></text:p>
        <text:p text:style-name="MP1"><text:text-input text:description="&lt;company.zip&gt;">company.zip</text:text-input> <text:text-input text:description="&lt;company.city&gt;">company.city</text:text-input></text:p>
        <text:p text:style-name="MP1"><text:text-input text:description="&lt;company.phone&gt;">company.phone</text:text-input></text:p>
        <text:p text:style-name="MP1"><text:text-input text:description="&lt;company.email&gt;">company.email</text:text-input></text:p>
      </style:header>
      <style:header-left>
        <text:p text:style-name="MP1"><text:text-input text:description="&lt;company.name&gt;">company.name</text:text-input></text:p>
        <text:p text:style-name="MP1"><text:text-input text:description="&lt;company.street&gt;">company.street</text:text-input></text:p>
        <text:p text:style-name="MP1"><text:text-input text:description="&lt;company.zip&gt;">company.zip</text:text-input> <text:text-input text:description="&lt;company.city&gt;">company.city</text:text-input></text:p>
        <text:p text:style-name="MP1"><text:text-input text:description="&lt;company.phone&gt;">company.phone</text:text-input></text:p>
        <text:p text:style-name="MP1"><text:text-input text:description="&lt;company.email&gt;">company.email</text:text-input></text:p>
      </style:header-left>
      <style:footer>
        <text:p text:style-name="Footer">footer</text:p>
      </style:footer>
    </style:master-page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Footnote" style:page-layout-name="Mpm5"/>
    <style:master-page style:name="Landscap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. FRANCOIS</meta:initial-creator>
    <meta:creation-date>2014-01-15T15:22:10</meta:creation-date>
    <meta:generator>LibreOffice/3.5$Linux_X86_64 LibreOffice_project/350m1$Build-2</meta:generator>
    <dc:date>2014-01-31T21:56:11</dc:date>
    <meta:editing-duration>PT29M48S</meta:editing-duration>
    <meta:editing-cycles>8</meta:editing-cycles>
    <meta:document-statistic meta:table-count="0" meta:image-count="0" meta:object-count="0" meta:page-count="1" meta:paragraph-count="11" meta:word-count="13" meta:character-count="158" meta:non-whitespace-character-count="156"/>
  </office:meta>
</office:document-meta>
</file>